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34c" officeooo:paragraph-rsid="001d934c"/>
    </style:style>
    <style:style style:name="P2" style:family="paragraph" style:parent-style-name="Standard">
      <style:paragraph-properties fo:text-align="center" style:justify-single-word="false"/>
      <style:text-properties officeooo:rsid="001d934c" officeooo:paragraph-rsid="001d934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934c" officeooo:paragraph-rsid="001d934c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italic" officeooo:rsid="001d934c" officeooo:paragraph-rsid="001d934c" style:font-style-asian="italic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officeooo:rsid="001d934c" officeooo:paragraph-rsid="001d934c" style:font-style-asian="normal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officeooo:rsid="001dc526" officeooo:paragraph-rsid="001dc52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Heald</text:p>
      <text:p text:style-name="P1"/>
      <text:p text:style-name="P1">EECS 665</text:p>
      <text:p text:style-name="P1"/>
      <text:p text:style-name="P2">Lab 01</text:p>
      <text:p text:style-name="P2"/>
      <text:list xml:id="list2453697804363673915" text:style-name="L1">
        <text:list-item>
          <text:p text:style-name="P3">To determine the source of the seg fault, I ran the program using gdb. After the program executed resulting in a seg fault, I used the <text:span text:style-name="T1">bt</text:span> command for a print out of the backtrace. I saw the source of the issue was in <text:span text:style-name="T1">lookup.c</text:span><text:span text:style-name="T2"> at line 466. So I checked to see if the </text:span><text:span text:style-name="T1">dp </text:span><text:span text:style-name="T2">variable was null using the </text:span><text:span text:style-name="T1">p dp</text:span><text:span text:style-name="T2"> command and saw that it was. I put a check in the for loop at line 463, to check if np was null before assigning </text:span><text:span text:style-name="T1">dp </text:span><text:span text:style-name="T2">to </text:span><text:span text:style-name="T1">dp→next</text:span><text:span text:style-name="T2">. </text:span></text:p>
        </text:list-item>
        <text:list-item>
          <text:p text:style-name="P4">my_watch<text:span text:style-name="T2"> modifications:</text:span></text:p>
          <text:list>
            <text:list-item>
              <text:p text:style-name="P5">Old = 0; New = 2;</text:p>
            </text:list-item>
            <text:list-item>
              <text:p text:style-name="P6">Old = 2; New = 248;</text:p>
            </text:list-item>
            <text:list-item>
              <text:p text:style-name="P6">Old = 248; New = 228;</text:p>
            </text:list-item>
            <text:list-item>
              <text:p text:style-name="P6">Old = 228; New = 208;</text:p>
            </text:list-item>
            <text:list-item>
              <text:p text:style-name="P6">Old = 208; New = 188;</text:p>
            </text:list-item>
            <text:list-item>
              <text:p text:style-name="P6">Old = 188; New = 168;</text:p>
            </text:list-item>
            <text:list-item>
              <text:p text:style-name="P6">Old = 168; New = 169;</text:p>
            </text:list-item>
            <text:list-item>
              <text:p text:style-name="P6">Old = 169; New = 149;</text:p>
            </text:list-item>
            <text:list-item>
              <text:p text:style-name="P6">Old = 149; New = 129;</text:p>
            </text:list-item>
            <text:list-item>
              <text:p text:style-name="P6">Old = 129; New = 180;</text:p>
            </text:list-item>
            <text:list-item>
              <text:p text:style-name="P6">Old = 180; New = 160;</text:p>
            </text:list-item>
            <text:list-item>
              <text:p text:style-name="P6">Old = 160; New = 140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9:55:41.560830857</meta:creation-date>
    <dc:date>2016-08-29T20:08:13.803452813</dc:date>
    <meta:editing-duration>PT2M2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85" meta:character-count="754" meta:non-whitespace-character-count="599"/>
  </office:meta>
</office:document-meta>
</file>